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VARAS, D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26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2466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NGIFO VARAS, D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26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2466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TORRES RENGIFO, SANITH KELL YELLIZABETH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820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5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5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18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4173494</text:p>
          </table:table-cell>
          <table:table-cell table:style-name="Tabla2.D3" office:value-type="string">
            <text:p text:style-name="P23">12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2:15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